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0.90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eer Evaluation for Mexican Train Dominos – Review of Chapters 12 - 1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Your name: <text:s/>Amanda Aki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Name(s) of peer evaluator(s): Ashley and I did this together in clas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ate: 4/25/2017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<text:span text:style-name="T2">Instructions</text:span>You should have already completed the implementation and testing of the Domino, BoneYard and Train classes. After you and a peer have evaluated your work, you will submit this evaluation along with screen shots and source code indicated in moodl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Mexican Train Domino Proble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reate a solution that included multiple projects? (class library, class library for testing?) Added a using using statement in the tests to access the class library? <text:s/>Added a reference in the test project to access the class library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7">
            <text:p>Y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Class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mpleted Domino Class?</text:p>
            <text:p>NO NEED TO INCLUDE SOURCE CODE FOR CLASS OR TESTS.</text:p>
            <text:p>Completed BoneYard Class?</text:p>
            <text:p>Included a class for test fixture? Class is annotated appropriately?</text:p>
            <text:p>Included one test for each constructor / property / method? Test is appropriately annotated? Test uses assertions appropriately? Test checks the functionality of JUST ONE THING?</text:p>
            <text:p>NO NEED TO INCLUDE SOURCE CODE FOR CLASS. Source code for test fixture is included?</text:p>
            <text:p>Completed (Public) Train Class?</text:p>
            <text:p>Created a class diagram in visual studio? Screen shot included?</text:p>
            <text:p>Instance variables are camelCase and private?</text:p>
            <text:p>Property/Method names are TitleCase? Properties/Methods are public?</text:p>
            <text:p>Implements an appropriate set of properties/methods?</text:p>
            <text:p>Source code for class is included?</text:p>
            <text:p>Included a class for test fixture? Class is annotated appropriately?</text:p>
            <text:p>Included one test for each constructor / property / method? Test is appropriately annotated? Test uses assertions appropriately? Test checks the functionality of JUST ONE THING?</text:p>
            <text:p>Source code for test fixture is included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7">
            <text:p>Yes</text:p>
          </table:table-cell>
          <table:table-cell table:number-columns-repeated="16383" table:style-name="ce1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2">
          <table:table-cell office:value-type="string" table:style-name="ce6">
            <text:p>Programming style for all prog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Is proper indentation used? <text:s/>Is each event handler indented properly? <text:s/>Is each method indented properly? Y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Are comments used appropriately? Y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variable names use camel case? (camelCase for example) Y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property/method names use Title Case (or Pascal Case?) Yes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7"/>
          <table:table-cell table:number-columns-repeated="16383" table:style-name="ce1"/>
        </table:table-row>
        <table:table-row table:style-name="ro2">
          <table:table-cell office:value-type="string" table:style-name="ce7">
            <text:p>General comments and 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Screen Shots and Source Code</text:p>
          </table:table-cell>
          <table:table-cell table:number-columns-repeated="16383" table:style-name="ce1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manda Akins</dc:creator>
    <dc:date>2017-04-26T16:28:27Z</dc:date>
  </office:meta>
</office:document-meta>
</file>